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4CBE0000356800003E03CAA3084FE4C48526.svg" manifest:media-type="image/svg+xml"/>
  <manifest:file-entry manifest:full-path="Pictures/1000175B00001F1C00001F1C2A835536451201D1.svg" manifest:media-type="image/svg+xml"/>
  <manifest:file-entry manifest:full-path="Pictures/100002010000010A0000017D63138B94F96E2E5C.png" manifest:media-type="image/png"/>
  <manifest:file-entry manifest:full-path="Pictures/10000201000000E900000141511D9A49DCFEAC37.png" manifest:media-type="image/png"/>
  <manifest:file-entry manifest:full-path="Pictures/1001C26600001B8500002754C0861F4B4B77921D.svg" manifest:media-type="image/svg+xml"/>
  <manifest:file-entry manifest:full-path="Pictures/100011FC000005C3000005C33B0C4F8107364238.svg" manifest:media-type="image/svg+xml"/>
  <manifest:file-entry manifest:full-path="Pictures/100002010000020500000258182E139E56BEC591.png" manifest:media-type="image/png"/>
  <manifest:file-entry manifest:full-path="Pictures/10004F1D0000180C00002121688B2F28A5385DB6.svg" manifest:media-type="image/svg+xml"/>
  <manifest:file-entry manifest:full-path="Pictures/1000116D00003B8B00003D60AA89979ADB3F0DB1.svg" manifest:media-type="image/svg+xml"/>
  <manifest:file-entry manifest:full-path="Pictures/10000201000002400000025293EB2617ED90F7BD.png" manifest:media-type="image/png"/>
  <manifest:file-entry manifest:full-path="Pictures/100002010000012D0000012DBB9E7547CA42ADF4.png" manifest:media-type="image/png"/>
  <manifest:file-entry manifest:full-path="Pictures/100002010000012D0000012D65D0A3BB26890316.png" manifest:media-type="image/png"/>
  <manifest:file-entry manifest:full-path="Pictures/10000B6400001F1C00001F1C961979BBDA59563D.svg" manifest:media-type="image/svg+xml"/>
  <manifest:file-entry manifest:full-path="Pictures/10000201000000370000003793F49D5F491A707A.png" manifest:media-type="image/png"/>
  <manifest:file-entry manifest:full-path="Pictures/1000020100000038000000388F12FC5FF123DACC.png" manifest:media-type="image/png"/>
  <manifest:file-entry manifest:full-path="Pictures/1000109A000005B1000005B162AF983A0C6DBCC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gradient" draw:fill-color="#ffffff" draw:fill-gradient-name="Tango_20_Green" draw:opacity="0%" draw:textarea-horizontal-align="justify" draw:textarea-vertical-align="middle" draw:auto-grow-height="false" fo:min-height="9.91cm" fo:min-width="3.564cm" draw:shadow-offset-x="0.203cm" draw:shadow-offset-y="0.203cm" draw:shadow-opacity="0%"/>
    </style:style>
    <style:style style:name="gr4" style:family="graphic" style:parent-style-name="standard">
      <style:graphic-properties svg:stroke-color="#000000" draw:fill="gradient" draw:fill-color="#ffffff" draw:fill-gradient-name="Tango_20_Green" draw:opacity="0%" draw:textarea-horizontal-align="justify" draw:textarea-vertical-align="middle" draw:auto-grow-height="false" fo:min-height="2.585cm" fo:min-width="3.564cm" draw:shadow-offset-x="0.203cm" draw:shadow-offset-y="0.203cm" draw:shadow-opacity="0%"/>
    </style:style>
    <style:style style:name="gr5" style:family="graphic" style:parent-style-name="standard">
      <style:graphic-properties svg:stroke-color="#000000" draw:fill="gradient" draw:fill-color="#ffffff" draw:fill-gradient-name="Tango_20_Green" draw:opacity="0%" draw:textarea-horizontal-align="justify" draw:textarea-vertical-align="middle" draw:auto-grow-height="false" fo:min-height="15.752cm" fo:min-width="4.834cm" draw:shadow-offset-x="0.203cm" draw:shadow-offset-y="0.203cm" draw:shadow-opacity="0%"/>
    </style:style>
    <style:style style:name="gr6" style:family="graphic" style:parent-style-name="standard">
      <style:graphic-properties svg:stroke-color="#000000" draw:fill-color="#808080" draw:textarea-horizontal-align="justify" draw:textarea-vertical-align="middle" draw:auto-grow-height="false" fo:min-height="0.386cm" fo:min-width="4.169cm"/>
    </style:style>
    <style:style style:name="gr7" style:family="graphic" style:parent-style-name="standard">
      <style:graphic-properties svg:stroke-color="#000000" draw:fill-color="#808080" draw:textarea-horizontal-align="justify" draw:textarea-vertical-align="middle" draw:auto-grow-height="false" fo:min-height="0.386cm" fo:min-width="4.145cm"/>
    </style:style>
    <style:style style:name="gr8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1.02cm" fo:min-width="4.169cm"/>
    </style:style>
    <style:style style:name="gr9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1.02cm" fo:min-width="4.145cm"/>
    </style:style>
    <style:style style:name="gr10" style:family="graphic" style:parent-style-name="standard">
      <style:graphic-properties svg:stroke-color="#000000" draw:fill-color="#808080" draw:textarea-horizontal-align="justify" draw:textarea-vertical-align="middle" draw:auto-grow-height="false" fo:min-height="1.02cm" fo:min-width="4.834cm"/>
    </style:style>
    <style:style style:name="gr11" style:family="graphic" style:parent-style-name="standard">
      <style:graphic-properties svg:stroke-color="#000000" draw:fill-color="#808080" draw:textarea-horizontal-align="justify" draw:textarea-vertical-align="middle" draw:auto-grow-height="false" fo:min-height="1.02cm" fo:min-width="4.807cm"/>
    </style:style>
    <style:style style:name="gr12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1.02cm" fo:min-width="4.834cm"/>
    </style:style>
    <style:style style:name="gr13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1.02cm" fo:min-width="4.807cm"/>
    </style:style>
    <style:style style:name="gr14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386cm" fo:min-width="4.169cm"/>
    </style:style>
    <style:style style:name="gr15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386cm" fo:min-width="4.14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7" style:family="graphic" style:parent-style-name="standard">
      <style:graphic-properties svg:stroke-color="#000000" draw:fill-color="#808080" draw:textarea-horizontal-align="justify" draw:textarea-vertical-align="middle" draw:auto-grow-height="false" fo:min-height="1.199cm" fo:min-width="11.531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199cm" fo:min-width="11.531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199cm" fo:min-width="11.249cm"/>
    </style:style>
    <style:style style:name="gr20" style:family="graphic" style:parent-style-name="standard">
      <style:graphic-properties svg:stroke-color="#000000" draw:fill-color="#808080" draw:textarea-horizontal-align="justify" draw:textarea-vertical-align="middle" draw:auto-grow-height="false" fo:min-height="1.199cm" fo:min-width="11.27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gradient" draw:fill-color="#ffffff" draw:fill-gradient-name="Tango_20_Green" draw:opacity="0%"/>
      <style:paragraph-properties fo:text-align="center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-color="#ffffff"/>
      <style:paragraph-properties fo:text-align="center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39cm" svg:height="4.67cm" svg:x="24.366cm" svg:y="3.31cm">
          <draw:image xlink:href="Pictures/10004F1D0000180C00002121688B2F28A5385DB6.svg" xlink:type="simple" xlink:show="embed" xlink:actuate="onLoad">
            <text:p/>
          </draw:image>
          <draw:image xlink:href="Pictures/10000201000000E900000141511D9A49DCFEAC37.png" xlink:type="simple" xlink:show="embed" xlink:actuate="onLoad"/>
        </draw:frame>
        <draw:frame draw:style-name="gr1" draw:text-style-name="P1" draw:layer="layout" svg:width="2.525cm" svg:height="2.525cm" svg:x="23.834cm" svg:y="5.569cm">
          <draw:image xlink:href="Pictures/10000B6400001F1C00001F1C961979BBDA59563D.svg" xlink:type="simple" xlink:show="embed" xlink:actuate="onLoad">
            <text:p/>
          </draw:image>
          <draw:image xlink:href="Pictures/100002010000012D0000012D65D0A3BB26890316.png" xlink:type="simple" xlink:show="embed" xlink:actuate="onLoad"/>
        </draw:frame>
        <draw:frame draw:style-name="gr1" draw:text-style-name="P1" draw:layer="layout" svg:width="2.54cm" svg:height="2.618cm" svg:x="26.105cm" svg:y="5.596cm">
          <draw:image xlink:href="Pictures/1000116D00003B8B00003D60AA89979ADB3F0DB1.svg" xlink:type="simple" xlink:show="embed" xlink:actuate="onLoad">
            <text:p/>
          </draw:image>
          <draw:image xlink:href="Pictures/10000201000002400000025293EB2617ED90F7BD.png" xlink:type="simple" xlink:show="embed" xlink:actuate="onLoad"/>
        </draw:frame>
        <draw:frame draw:style-name="gr1" draw:text-style-name="P1" draw:layer="layout" svg:width="1.474cm" svg:height="1.474cm" svg:x="13.46cm" svg:y="9.824cm">
          <draw:image xlink:href="Pictures/100011FC000005C3000005C33B0C4F8107364238.svg" xlink:type="simple" xlink:show="embed" xlink:actuate="onLoad">
            <text:p/>
          </draw:image>
          <draw:image xlink:href="Pictures/1000020100000038000000388F12FC5FF123DACC.png" xlink:type="simple" xlink:show="embed" xlink:actuate="onLoad"/>
        </draw:frame>
        <draw:frame draw:style-name="gr1" draw:text-style-name="P1" draw:layer="layout" svg:width="1.456cm" svg:height="1.456cm" svg:x="13.478cm" svg:y="12.587cm">
          <draw:image xlink:href="Pictures/1000109A000005B1000005B162AF983A0C6DBCCB.svg" xlink:type="simple" xlink:show="embed" xlink:actuate="onLoad">
            <text:p/>
          </draw:image>
          <draw:image xlink:href="Pictures/10000201000000370000003793F49D5F491A707A.png" xlink:type="simple" xlink:show="embed" xlink:actuate="onLoad"/>
        </draw:frame>
        <draw:frame draw:name="Open-Disk-Drive-29.07.11.svg" draw:style-name="gr1" draw:text-style-name="P1" draw:layer="layout" svg:width="1.075cm" svg:height="1.536cm" svg:x="13.682cm" svg:y="7.087cm">
          <draw:image xlink:href="Pictures/1001C26600001B8500002754C0861F4B4B77921D.svg" xlink:type="simple" xlink:show="embed" xlink:actuate="onLoad">
            <text:p/>
          </draw:image>
          <draw:image xlink:href="Pictures/100002010000010A0000017D63138B94F96E2E5C.png" xlink:type="simple" xlink:show="embed" xlink:actuate="onLoad"/>
          <svg:title>Open Disk Drive</svg:title>
        </draw:frame>
        <draw:frame draw:style-name="gr2" draw:text-style-name="P2" draw:layer="layout" svg:width="4.092cm" svg:height="0.962cm" svg:x="12.14cm" svg:y="8.461cm">
          <draw:text-box>
            <text:p>local storage</text:p>
          </draw:text-box>
        </draw:frame>
        <draw:frame draw:style-name="gr2" draw:text-style-name="P2" draw:layer="layout" svg:width="3.605cm" svg:height="0.962cm" svg:x="12.345cm" svg:y="11.109cm">
          <draw:text-box>
            <text:p>SAN / LUN</text:p>
          </draw:text-box>
        </draw:frame>
        <draw:frame draw:style-name="gr2" draw:text-style-name="P2" draw:layer="layout" svg:width="1.772cm" svg:height="0.962cm" svg:x="13.289cm" svg:y="13.93cm">
          <draw:text-box>
            <text:p>NFS</text:p>
          </draw:text-box>
        </draw:frame>
        <draw:custom-shape draw:style-name="gr3" draw:text-style-name="P3" draw:layer="layout" svg:width="4.064cm" svg:height="10.16cm" svg:x="12.14cm" svg:y="6.65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35cm" svg:height="0.962cm" svg:x="13.689cm" svg:y="15.83cm">
          <draw:text-box>
            <text:p>...</text:p>
          </draw:text-box>
        </draw:frame>
        <draw:frame draw:style-name="gr2" draw:text-style-name="P5" draw:layer="layout" svg:width="1.192cm" svg:height="1.517cm" svg:x="13.59cm" svg:y="15.03cm">
          <draw:text-box>
            <text:p text:style-name="P4"><text:span text:style-name="T1">?</text:span></text:p>
          </draw:text-box>
        </draw:frame>
        <draw:frame draw:style-name="gr2" draw:text-style-name="P2" draw:layer="layout" svg:width="5.396cm" svg:height="0.962cm" svg:x="11.622cm" svg:y="16.748cm">
          <draw:text-box>
            <text:p>Mounted Devices</text:p>
          </draw:text-box>
        </draw:frame>
        <draw:frame draw:style-name="gr1" draw:text-style-name="P1" draw:layer="layout" svg:width="2.259cm" svg:height="2.259cm" svg:x="13.083cm" svg:y="2.705cm">
          <draw:image xlink:href="Pictures/1000175B00001F1C00001F1C2A835536451201D1.svg" xlink:type="simple" xlink:show="embed" xlink:actuate="onLoad">
            <text:p/>
          </draw:image>
          <draw:image xlink:href="Pictures/100002010000012D0000012DBB9E7547CA42ADF4.png" xlink:type="simple" xlink:show="embed" xlink:actuate="onLoad"/>
        </draw:frame>
        <draw:frame draw:style-name="gr2" draw:text-style-name="P2" draw:layer="layout" svg:width="4.981cm" svg:height="0.962cm" svg:x="11.784cm" svg:y="5.164cm">
          <draw:text-box>
            <text:p>S3 Object Store</text:p>
          </draw:text-box>
        </draw:frame>
        <draw:custom-shape draw:style-name="gr4" draw:text-style-name="P3" draw:layer="layout" svg:width="4.064cm" svg:height="2.835cm" svg:x="12.14cm" svg:y="2.4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334cm" svg:height="16.002cm" svg:x="11.541cm" svg:y="2.0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2cm" svg:height="0.962cm" svg:x="12.812cm" svg:y="18.037cm">
          <draw:text-box>
            <text:p>Storage</text:p>
          </draw:text-box>
        </draw:frame>
        <draw:custom-shape draw:style-name="gr6" draw:text-style-name="P6" draw:layer="layout" svg:width="5.334cm" svg:height="1.27cm" svg:x="17.31cm" svg:y="2.62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3.673cm" svg:height="0.962cm" svg:x="18.696cm" svg:y="2.121cm">
          <draw:text-box>
            <text:p>Backup DB</text:p>
          </draw:text-box>
        </draw:frame>
        <draw:custom-shape draw:style-name="gr7" draw:text-style-name="P6" draw:layer="layout" svg:width="5.307cm" svg:height="1.27cm" svg:x="17.31cm" svg:y="4.06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143cm" svg:height="0.962cm" svg:x="18.569cm" svg:y="3.434cm">
          <draw:text-box>
            <text:p>Archive WAL</text:p>
          </draw:text-box>
        </draw:frame>
        <draw:custom-shape draw:style-name="gr8" draw:text-style-name="P7" draw:layer="layout" svg:width="5.334cm" svg:height="1.27cm" svg:x="17.809cm" svg:y="6.031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3.779cm" svg:height="0.962cm" svg:x="17.795cm" svg:y="5.523cm">
          <draw:text-box>
            <text:p>Restore DB</text:p>
          </draw:text-box>
        </draw:frame>
        <draw:frame draw:style-name="gr2" draw:text-style-name="P2" draw:layer="layout" svg:width="4.388cm" svg:height="0.962cm" svg:x="17.668cm" svg:y="6.836cm">
          <draw:text-box>
            <text:p>Recover WAL</text:p>
          </draw:text-box>
        </draw:frame>
        <draw:custom-shape draw:style-name="gr9" draw:text-style-name="P7" draw:layer="layout" svg:width="5.307cm" svg:height="1.27cm" svg:x="17.835cm" svg:y="7.364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39cm" svg:height="4.67cm" svg:x="1.344cm" svg:y="3.306cm">
          <draw:image xlink:href="Pictures/10004F1D0000180C00002121688B2F28A5385DB6.svg" xlink:type="simple" xlink:show="embed" xlink:actuate="onLoad">
            <text:p/>
          </draw:image>
          <draw:image xlink:href="Pictures/10000201000000E900000141511D9A49DCFEAC37.png" xlink:type="simple" xlink:show="embed" xlink:actuate="onLoad"/>
        </draw:frame>
        <draw:frame draw:style-name="gr1" draw:text-style-name="P1" draw:layer="layout" svg:width="2.525cm" svg:height="2.525cm" svg:x="0.812cm" svg:y="5.565cm">
          <draw:image xlink:href="Pictures/10000B6400001F1C00001F1C961979BBDA59563D.svg" xlink:type="simple" xlink:show="embed" xlink:actuate="onLoad">
            <text:p/>
          </draw:image>
          <draw:image xlink:href="Pictures/100002010000012D0000012D65D0A3BB26890316.png" xlink:type="simple" xlink:show="embed" xlink:actuate="onLoad"/>
        </draw:frame>
        <draw:frame draw:style-name="gr1" draw:text-style-name="P1" draw:layer="layout" svg:width="2.54cm" svg:height="2.618cm" svg:x="3.083cm" svg:y="5.592cm">
          <draw:image xlink:href="Pictures/1000116D00003B8B00003D60AA89979ADB3F0DB1.svg" xlink:type="simple" xlink:show="embed" xlink:actuate="onLoad">
            <text:p/>
          </draw:image>
          <draw:image xlink:href="Pictures/10000201000002400000025293EB2617ED90F7BD.png" xlink:type="simple" xlink:show="embed" xlink:actuate="onLoad"/>
        </draw:frame>
        <draw:custom-shape draw:style-name="gr10" draw:text-style-name="P6" draw:layer="layout" svg:width="5.334cm" svg:height="1.27cm" svg:x="5.86cm" svg:y="4.047cm">
          <text:p/>
          <draw:enhanced-geometry svg:viewBox="0 0 21600 21600" draw:text-areas="?f7 ?f0 21600 ?f2" draw:mirror-vertical="tru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3.673cm" svg:height="0.962cm" svg:x="6.046cm" svg:y="2.007cm">
          <draw:text-box>
            <text:p>Backup DB</text:p>
          </draw:text-box>
        </draw:frame>
        <draw:custom-shape draw:style-name="gr11" draw:text-style-name="P6" draw:layer="layout" svg:width="5.307cm" svg:height="1.27cm" svg:x="5.886cm" svg:y="2.615cm">
          <text:p/>
          <draw:enhanced-geometry svg:viewBox="0 0 21600 21600" draw:text-areas="?f7 ?f0 21600 ?f2" draw:mirror-vertical="tru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143cm" svg:height="0.962cm" svg:x="5.919cm" svg:y="3.52cm">
          <draw:text-box>
            <text:p>Archive WAL</text:p>
          </draw:text-box>
        </draw:frame>
        <draw:custom-shape draw:style-name="gr12" draw:text-style-name="P7" draw:layer="layout" svg:width="5.334cm" svg:height="1.27cm" svg:x="5.759cm" svg:y="6.017cm">
          <text:p/>
          <draw:enhanced-geometry svg:viewBox="0 0 21600 21600" draw:text-areas="?f7 ?f0 21600 ?f2" draw:mirror-horizont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3.779cm" svg:height="0.962cm" svg:x="7.145cm" svg:y="5.509cm">
          <draw:text-box>
            <text:p>Restore DB</text:p>
          </draw:text-box>
        </draw:frame>
        <draw:frame draw:style-name="gr2" draw:text-style-name="P2" draw:layer="layout" svg:width="4.388cm" svg:height="0.962cm" svg:x="7.018cm" svg:y="6.822cm">
          <draw:text-box>
            <text:p>Recover WAL</text:p>
          </draw:text-box>
        </draw:frame>
        <draw:custom-shape draw:style-name="gr13" draw:text-style-name="P7" draw:layer="layout" svg:width="5.307cm" svg:height="1.27cm" svg:x="5.759cm" svg:y="7.35cm">
          <text:p/>
          <draw:enhanced-geometry svg:viewBox="0 0 21600 21600" draw:text-areas="?f7 ?f0 21600 ?f2" draw:mirror-horizont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39cm" svg:height="4.67cm" svg:x="1.344cm" svg:y="11.108cm">
          <draw:image xlink:href="Pictures/10004F1D0000180C00002121688B2F28A5385DB6.svg" xlink:type="simple" xlink:show="embed" xlink:actuate="onLoad">
            <text:p/>
          </draw:image>
          <draw:image xlink:href="Pictures/10000201000000E900000141511D9A49DCFEAC37.png" xlink:type="simple" xlink:show="embed" xlink:actuate="onLoad"/>
        </draw:frame>
        <draw:frame draw:style-name="gr1" draw:text-style-name="P1" draw:layer="layout" svg:width="2.525cm" svg:height="2.525cm" svg:x="0.812cm" svg:y="13.367cm">
          <draw:image xlink:href="Pictures/10000B6400001F1C00001F1C961979BBDA59563D.svg" xlink:type="simple" xlink:show="embed" xlink:actuate="onLoad">
            <text:p/>
          </draw:image>
          <draw:image xlink:href="Pictures/100002010000012D0000012D65D0A3BB26890316.png" xlink:type="simple" xlink:show="embed" xlink:actuate="onLoad"/>
        </draw:frame>
        <draw:frame draw:style-name="gr1" draw:text-style-name="P1" draw:layer="layout" svg:width="2.54cm" svg:height="2.618cm" svg:x="3.083cm" svg:y="13.394cm">
          <draw:image xlink:href="Pictures/1000116D00003B8B00003D60AA89979ADB3F0DB1.svg" xlink:type="simple" xlink:show="embed" xlink:actuate="onLoad">
            <text:p/>
          </draw:image>
          <draw:image xlink:href="Pictures/10000201000002400000025293EB2617ED90F7BD.png" xlink:type="simple" xlink:show="embed" xlink:actuate="onLoad"/>
        </draw:frame>
        <draw:custom-shape draw:style-name="gr10" draw:text-style-name="P6" draw:layer="layout" svg:width="5.334cm" svg:height="1.27cm" svg:x="5.86cm" svg:y="11.849cm">
          <text:p/>
          <draw:enhanced-geometry svg:viewBox="0 0 21600 21600" draw:text-areas="?f7 ?f0 21600 ?f2" draw:mirror-vertical="tru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3.673cm" svg:height="0.962cm" svg:x="6.046cm" svg:y="9.809cm">
          <draw:text-box>
            <text:p>Backup DB</text:p>
          </draw:text-box>
        </draw:frame>
        <draw:custom-shape draw:style-name="gr11" draw:text-style-name="P6" draw:layer="layout" svg:width="5.307cm" svg:height="1.27cm" svg:x="5.886cm" svg:y="10.417cm">
          <text:p/>
          <draw:enhanced-geometry svg:viewBox="0 0 21600 21600" draw:text-areas="?f7 ?f0 21600 ?f2" draw:mirror-vertical="tru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143cm" svg:height="0.962cm" svg:x="5.919cm" svg:y="11.322cm">
          <draw:text-box>
            <text:p>Archive WAL</text:p>
          </draw:text-box>
        </draw:frame>
        <draw:custom-shape draw:style-name="gr14" draw:text-style-name="P7" draw:layer="layout" svg:width="5.334cm" svg:height="1.27cm" svg:x="5.759cm" svg:y="13.819cm">
          <text:p/>
          <draw:enhanced-geometry svg:viewBox="0 0 21600 21600" draw:text-areas="?f7 ?f0 21600 ?f2" draw:mirror-horizont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3.779cm" svg:height="0.962cm" svg:x="7.145cm" svg:y="13.311cm">
          <draw:text-box>
            <text:p>Restore DB</text:p>
          </draw:text-box>
        </draw:frame>
        <draw:frame draw:style-name="gr2" draw:text-style-name="P2" draw:layer="layout" svg:width="4.388cm" svg:height="0.962cm" svg:x="7.018cm" svg:y="14.624cm">
          <draw:text-box>
            <text:p>Recover WAL</text:p>
          </draw:text-box>
        </draw:frame>
        <draw:custom-shape draw:style-name="gr15" draw:text-style-name="P7" draw:layer="layout" svg:width="5.307cm" svg:height="1.27cm" svg:x="5.759cm" svg:y="15.152cm">
          <text:p/>
          <draw:enhanced-geometry svg:viewBox="0 0 21600 21600" draw:text-areas="?f7 ?f0 21600 ?f2" draw:mirror-horizont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39cm" svg:height="4.67cm" svg:x="24.366cm" svg:y="11.112cm">
          <draw:image xlink:href="Pictures/10004F1D0000180C00002121688B2F28A5385DB6.svg" xlink:type="simple" xlink:show="embed" xlink:actuate="onLoad">
            <text:p/>
          </draw:image>
          <draw:image xlink:href="Pictures/10000201000000E900000141511D9A49DCFEAC37.png" xlink:type="simple" xlink:show="embed" xlink:actuate="onLoad"/>
        </draw:frame>
        <draw:frame draw:style-name="gr1" draw:text-style-name="P1" draw:layer="layout" svg:width="2.525cm" svg:height="2.525cm" svg:x="23.834cm" svg:y="13.371cm">
          <draw:image xlink:href="Pictures/10000B6400001F1C00001F1C961979BBDA59563D.svg" xlink:type="simple" xlink:show="embed" xlink:actuate="onLoad">
            <text:p/>
          </draw:image>
          <draw:image xlink:href="Pictures/100002010000012D0000012D65D0A3BB26890316.png" xlink:type="simple" xlink:show="embed" xlink:actuate="onLoad"/>
        </draw:frame>
        <draw:frame draw:style-name="gr1" draw:text-style-name="P1" draw:layer="layout" svg:width="2.54cm" svg:height="2.618cm" svg:x="26.105cm" svg:y="13.398cm">
          <draw:image xlink:href="Pictures/1000116D00003B8B00003D60AA89979ADB3F0DB1.svg" xlink:type="simple" xlink:show="embed" xlink:actuate="onLoad">
            <text:p/>
          </draw:image>
          <draw:image xlink:href="Pictures/10000201000002400000025293EB2617ED90F7BD.png" xlink:type="simple" xlink:show="embed" xlink:actuate="onLoad"/>
        </draw:frame>
        <draw:custom-shape draw:style-name="gr6" draw:text-style-name="P6" draw:layer="layout" svg:width="5.334cm" svg:height="1.27cm" svg:x="17.31cm" svg:y="10.43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3.673cm" svg:height="0.962cm" svg:x="18.696cm" svg:y="9.923cm">
          <draw:text-box>
            <text:p>Backup DB</text:p>
          </draw:text-box>
        </draw:frame>
        <draw:custom-shape draw:style-name="gr7" draw:text-style-name="P6" draw:layer="layout" svg:width="5.307cm" svg:height="1.27cm" svg:x="17.31cm" svg:y="11.86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143cm" svg:height="0.962cm" svg:x="18.569cm" svg:y="11.236cm">
          <draw:text-box>
            <text:p>Archive WAL</text:p>
          </draw:text-box>
        </draw:frame>
        <draw:custom-shape draw:style-name="gr12" draw:text-style-name="P7" draw:layer="layout" svg:width="5.334cm" svg:height="1.27cm" svg:x="17.809cm" svg:y="13.833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3.779cm" svg:height="0.962cm" svg:x="17.795cm" svg:y="13.325cm">
          <draw:text-box>
            <text:p>Restore DB</text:p>
          </draw:text-box>
        </draw:frame>
        <draw:frame draw:style-name="gr2" draw:text-style-name="P2" draw:layer="layout" svg:width="4.388cm" svg:height="0.962cm" svg:x="17.668cm" svg:y="14.638cm">
          <draw:text-box>
            <text:p>Recover WAL</text:p>
          </draw:text-box>
        </draw:frame>
        <draw:custom-shape draw:style-name="gr13" draw:text-style-name="P7" draw:layer="layout" svg:width="5.307cm" svg:height="1.27cm" svg:x="17.835cm" svg:y="15.166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Standard">
        <draw:frame draw:style-name="gr1" draw:text-style-name="P1" draw:layer="layout" svg:width="7.118cm" svg:height="8.265cm" svg:x="15.079cm" svg:y="5.378cm">
          <draw:image xlink:href="Pictures/10004CBE0000356800003E03CAA3084FE4C48526.svg" xlink:type="simple" xlink:show="embed" xlink:actuate="onLoad">
            <text:p/>
          </draw:image>
          <draw:image xlink:href="Pictures/100002010000020500000258182E139E56BEC591.png" xlink:type="simple" xlink:show="embed" xlink:actuate="onLoad"/>
        </draw:frame>
        <draw:frame draw:style-name="gr1" draw:text-style-name="P1" draw:layer="layout" svg:width="4.939cm" svg:height="4.939cm" svg:x="18.212cm" svg:y="9.858cm">
          <draw:image xlink:href="Pictures/10000B6400001F1C00001F1C961979BBDA59563D.svg" xlink:type="simple" xlink:show="embed" xlink:actuate="onLoad">
            <text:p/>
          </draw:image>
          <draw:image xlink:href="Pictures/100002010000012D0000012D65D0A3BB26890316.png" xlink:type="simple" xlink:show="embed" xlink:actuate="onLoad"/>
        </draw:frame>
        <draw:frame draw:style-name="gr1" draw:text-style-name="P1" draw:layer="layout" svg:width="3.39cm" svg:height="4.67cm" svg:x="6.232cm" svg:y="2.625cm">
          <draw:image xlink:href="Pictures/10004F1D0000180C00002121688B2F28A5385DB6.svg" xlink:type="simple" xlink:show="embed" xlink:actuate="onLoad">
            <text:p/>
          </draw:image>
          <draw:image xlink:href="Pictures/10000201000000E900000141511D9A49DCFEAC37.png" xlink:type="simple" xlink:show="embed" xlink:actuate="onLoad"/>
        </draw:frame>
        <draw:frame draw:style-name="gr1" draw:text-style-name="P1" draw:layer="layout" svg:width="2.54cm" svg:height="2.618cm" svg:x="7.971cm" svg:y="4.911cm">
          <draw:image xlink:href="Pictures/1000116D00003B8B00003D60AA89979ADB3F0DB1.svg" xlink:type="simple" xlink:show="embed" xlink:actuate="onLoad">
            <text:p/>
          </draw:image>
          <draw:image xlink:href="Pictures/10000201000002400000025293EB2617ED90F7BD.png" xlink:type="simple" xlink:show="embed" xlink:actuate="onLoad"/>
        </draw:frame>
        <draw:frame draw:style-name="gr1" draw:text-style-name="P1" draw:layer="layout" svg:width="3.39cm" svg:height="4.67cm" svg:x="3.692cm" svg:y="2.391cm">
          <draw:image xlink:href="Pictures/10004F1D0000180C00002121688B2F28A5385DB6.svg" xlink:type="simple" xlink:show="embed" xlink:actuate="onLoad">
            <text:p/>
          </draw:image>
          <draw:image xlink:href="Pictures/10000201000000E900000141511D9A49DCFEAC37.png" xlink:type="simple" xlink:show="embed" xlink:actuate="onLoad"/>
        </draw:frame>
        <draw:frame draw:style-name="gr1" draw:text-style-name="P1" draw:layer="layout" svg:width="2.54cm" svg:height="2.618cm" svg:x="5.431cm" svg:y="4.677cm">
          <draw:image xlink:href="Pictures/1000116D00003B8B00003D60AA89979ADB3F0DB1.svg" xlink:type="simple" xlink:show="embed" xlink:actuate="onLoad">
            <text:p/>
          </draw:image>
          <draw:image xlink:href="Pictures/10000201000002400000025293EB2617ED90F7BD.png" xlink:type="simple" xlink:show="embed" xlink:actuate="onLoad"/>
        </draw:frame>
        <draw:frame draw:style-name="gr1" draw:text-style-name="P1" draw:layer="layout" svg:width="3.39cm" svg:height="4.67cm" svg:x="1.152cm" svg:y="2.157cm">
          <draw:image xlink:href="Pictures/10004F1D0000180C00002121688B2F28A5385DB6.svg" xlink:type="simple" xlink:show="embed" xlink:actuate="onLoad">
            <text:p/>
          </draw:image>
          <draw:image xlink:href="Pictures/10000201000000E900000141511D9A49DCFEAC37.png" xlink:type="simple" xlink:show="embed" xlink:actuate="onLoad"/>
        </draw:frame>
        <draw:frame draw:style-name="gr1" draw:text-style-name="P1" draw:layer="layout" svg:width="2.54cm" svg:height="2.618cm" svg:x="2.891cm" svg:y="4.443cm">
          <draw:image xlink:href="Pictures/1000116D00003B8B00003D60AA89979ADB3F0DB1.svg" xlink:type="simple" xlink:show="embed" xlink:actuate="onLoad">
            <text:p/>
          </draw:image>
          <draw:image xlink:href="Pictures/10000201000002400000025293EB2617ED90F7BD.png" xlink:type="simple" xlink:show="embed" xlink:actuate="onLoad"/>
        </draw:frame>
        <draw:frame draw:style-name="gr2" draw:text-style-name="P2" draw:layer="layout" svg:width="3.673cm" svg:height="0.962cm" svg:x="10.697cm" svg:y="5.119cm">
          <draw:text-box>
            <text:p>Backup DB</text:p>
          </draw:text-box>
        </draw:frame>
        <draw:custom-shape draw:style-name="gr11" draw:text-style-name="P6" draw:layer="layout" svg:width="5.307cm" svg:height="1.27cm" svg:x="10.637cm" svg:y="5.727cm">
          <text:p/>
          <draw:enhanced-geometry svg:viewBox="0 0 21600 21600" draw:text-areas="?f7 ?f0 21600 ?f2" draw:mirror-vertical="tru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39cm" svg:height="4.67cm" svg:x="5.883cm" svg:y="11.52cm">
          <draw:image xlink:href="Pictures/10004F1D0000180C00002121688B2F28A5385DB6.svg" xlink:type="simple" xlink:show="embed" xlink:actuate="onLoad">
            <text:p/>
          </draw:image>
          <draw:image xlink:href="Pictures/10000201000000E900000141511D9A49DCFEAC37.png" xlink:type="simple" xlink:show="embed" xlink:actuate="onLoad"/>
        </draw:frame>
        <draw:frame draw:style-name="gr1" draw:text-style-name="P1" draw:layer="layout" svg:width="2.525cm" svg:height="2.525cm" svg:x="6.216cm" svg:y="11.604cm">
          <draw:image xlink:href="Pictures/10000B6400001F1C00001F1C961979BBDA59563D.svg" xlink:type="simple" xlink:show="embed" xlink:actuate="onLoad">
            <text:p/>
          </draw:image>
          <draw:image xlink:href="Pictures/100002010000012D0000012D65D0A3BB26890316.png" xlink:type="simple" xlink:show="embed" xlink:actuate="onLoad"/>
        </draw:frame>
        <draw:frame draw:style-name="gr1" draw:text-style-name="P1" draw:layer="layout" svg:width="2.54cm" svg:height="2.618cm" svg:x="7.622cm" svg:y="13.806cm">
          <draw:image xlink:href="Pictures/1000116D00003B8B00003D60AA89979ADB3F0DB1.svg" xlink:type="simple" xlink:show="embed" xlink:actuate="onLoad">
            <text:p/>
          </draw:image>
          <draw:image xlink:href="Pictures/10000201000002400000025293EB2617ED90F7BD.png" xlink:type="simple" xlink:show="embed" xlink:actuate="onLoad"/>
        </draw:frame>
        <draw:frame draw:style-name="gr1" draw:text-style-name="P1" draw:layer="layout" svg:width="3.39cm" svg:height="4.67cm" svg:x="3.597cm" svg:y="10.891cm">
          <draw:image xlink:href="Pictures/10004F1D0000180C00002121688B2F28A5385DB6.svg" xlink:type="simple" xlink:show="embed" xlink:actuate="onLoad">
            <text:p/>
          </draw:image>
          <draw:image xlink:href="Pictures/10000201000000E900000141511D9A49DCFEAC37.png" xlink:type="simple" xlink:show="embed" xlink:actuate="onLoad"/>
        </draw:frame>
        <draw:frame draw:style-name="gr1" draw:text-style-name="P1" draw:layer="layout" svg:width="2.525cm" svg:height="2.525cm" svg:x="3.623cm" svg:y="11.103cm">
          <draw:image xlink:href="Pictures/10000B6400001F1C00001F1C961979BBDA59563D.svg" xlink:type="simple" xlink:show="embed" xlink:actuate="onLoad">
            <text:p/>
          </draw:image>
          <draw:image xlink:href="Pictures/100002010000012D0000012D65D0A3BB26890316.png" xlink:type="simple" xlink:show="embed" xlink:actuate="onLoad"/>
        </draw:frame>
        <draw:frame draw:style-name="gr1" draw:text-style-name="P1" draw:layer="layout" svg:width="2.54cm" svg:height="2.618cm" svg:x="5.336cm" svg:y="13.177cm">
          <draw:image xlink:href="Pictures/1000116D00003B8B00003D60AA89979ADB3F0DB1.svg" xlink:type="simple" xlink:show="embed" xlink:actuate="onLoad">
            <text:p/>
          </draw:image>
          <draw:image xlink:href="Pictures/10000201000002400000025293EB2617ED90F7BD.png" xlink:type="simple" xlink:show="embed" xlink:actuate="onLoad"/>
        </draw:frame>
        <draw:frame draw:style-name="gr1" draw:text-style-name="P1" draw:layer="layout" svg:width="3.39cm" svg:height="4.67cm" svg:x="1.072cm" svg:y="10.398cm">
          <draw:image xlink:href="Pictures/10004F1D0000180C00002121688B2F28A5385DB6.svg" xlink:type="simple" xlink:show="embed" xlink:actuate="onLoad">
            <text:p/>
          </draw:image>
          <draw:image xlink:href="Pictures/10000201000000E900000141511D9A49DCFEAC37.png" xlink:type="simple" xlink:show="embed" xlink:actuate="onLoad"/>
        </draw:frame>
        <draw:frame draw:style-name="gr1" draw:text-style-name="P1" draw:layer="layout" svg:width="2.525cm" svg:height="2.525cm" svg:x="0.972cm" svg:y="10.691cm">
          <draw:image xlink:href="Pictures/10000B6400001F1C00001F1C961979BBDA59563D.svg" xlink:type="simple" xlink:show="embed" xlink:actuate="onLoad">
            <text:p/>
          </draw:image>
          <draw:image xlink:href="Pictures/100002010000012D0000012D65D0A3BB26890316.png" xlink:type="simple" xlink:show="embed" xlink:actuate="onLoad"/>
        </draw:frame>
        <draw:frame draw:style-name="gr1" draw:text-style-name="P1" draw:layer="layout" svg:width="2.54cm" svg:height="2.618cm" svg:x="2.811cm" svg:y="12.684cm">
          <draw:image xlink:href="Pictures/1000116D00003B8B00003D60AA89979ADB3F0DB1.svg" xlink:type="simple" xlink:show="embed" xlink:actuate="onLoad">
            <text:p/>
          </draw:image>
          <draw:image xlink:href="Pictures/10000201000002400000025293EB2617ED90F7BD.png" xlink:type="simple" xlink:show="embed" xlink:actuate="onLoad"/>
        </draw:frame>
        <draw:frame draw:style-name="gr16" draw:text-style-name="P2" draw:layer="layout" svg:width="3.673cm" svg:height="0.962cm" svg:x="10.85cm" svg:y="12.223cm">
          <draw:text-box>
            <text:p>Backup DB</text:p>
          </draw:text-box>
        </draw:frame>
        <draw:custom-shape draw:style-name="gr11" draw:text-style-name="P6" draw:layer="layout" svg:width="5.307cm" svg:height="1.27cm" svg:x="10.69cm" svg:y="12.831cm">
          <text:p/>
          <draw:enhanced-geometry svg:viewBox="0 0 21600 21600" draw:text-areas="?f7 ?f0 21600 ?f2" draw:mirror-vertical="tru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474cm" svg:height="1.474cm" svg:x="25.16cm" svg:y="9.324cm">
          <draw:image xlink:href="Pictures/100011FC000005C3000005C33B0C4F8107364238.svg" xlink:type="simple" xlink:show="embed" xlink:actuate="onLoad">
            <text:p/>
          </draw:image>
          <draw:image xlink:href="Pictures/1000020100000038000000388F12FC5FF123DACC.png" xlink:type="simple" xlink:show="embed" xlink:actuate="onLoad"/>
        </draw:frame>
        <draw:frame draw:style-name="gr1" draw:text-style-name="P1" draw:layer="layout" svg:width="1.456cm" svg:height="1.456cm" svg:x="25.178cm" svg:y="12.087cm">
          <draw:image xlink:href="Pictures/1000109A000005B1000005B162AF983A0C6DBCCB.svg" xlink:type="simple" xlink:show="embed" xlink:actuate="onLoad">
            <text:p/>
          </draw:image>
          <draw:image xlink:href="Pictures/10000201000000370000003793F49D5F491A707A.png" xlink:type="simple" xlink:show="embed" xlink:actuate="onLoad"/>
        </draw:frame>
        <draw:frame draw:name="Open-Disk-Drive-29.07.11.svg" draw:style-name="gr1" draw:text-style-name="P1" draw:layer="layout" svg:width="1.075cm" svg:height="1.536cm" svg:x="25.382cm" svg:y="6.587cm">
          <draw:image xlink:href="Pictures/1001C26600001B8500002754C0861F4B4B77921D.svg" xlink:type="simple" xlink:show="embed" xlink:actuate="onLoad">
            <text:p/>
          </draw:image>
          <draw:image xlink:href="Pictures/100002010000010A0000017D63138B94F96E2E5C.png" xlink:type="simple" xlink:show="embed" xlink:actuate="onLoad"/>
          <svg:title>Open Disk Drive</svg:title>
        </draw:frame>
        <draw:frame draw:style-name="gr2" draw:text-style-name="P2" draw:layer="layout" svg:width="4.092cm" svg:height="0.962cm" svg:x="23.84cm" svg:y="7.961cm">
          <draw:text-box>
            <text:p>local storage</text:p>
          </draw:text-box>
        </draw:frame>
        <draw:frame draw:style-name="gr2" draw:text-style-name="P2" draw:layer="layout" svg:width="3.605cm" svg:height="0.962cm" svg:x="24.045cm" svg:y="10.609cm">
          <draw:text-box>
            <text:p>SAN / LUN</text:p>
          </draw:text-box>
        </draw:frame>
        <draw:frame draw:style-name="gr2" draw:text-style-name="P2" draw:layer="layout" svg:width="1.772cm" svg:height="0.962cm" svg:x="24.989cm" svg:y="13.43cm">
          <draw:text-box>
            <text:p>NFS</text:p>
          </draw:text-box>
        </draw:frame>
        <draw:custom-shape draw:style-name="gr3" draw:text-style-name="P3" draw:layer="layout" svg:width="4.064cm" svg:height="10.16cm" svg:x="23.84cm" svg:y="6.15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35cm" svg:height="0.962cm" svg:x="25.389cm" svg:y="15.33cm">
          <draw:text-box>
            <text:p>...</text:p>
          </draw:text-box>
        </draw:frame>
        <draw:frame draw:style-name="gr2" draw:text-style-name="P5" draw:layer="layout" svg:width="1.192cm" svg:height="1.517cm" svg:x="25.29cm" svg:y="14.53cm">
          <draw:text-box>
            <text:p text:style-name="P4"><text:span text:style-name="T1">?</text:span></text:p>
          </draw:text-box>
        </draw:frame>
        <draw:frame draw:style-name="gr2" draw:text-style-name="P2" draw:layer="layout" svg:width="5.396cm" svg:height="0.962cm" svg:x="23.322cm" svg:y="16.248cm">
          <draw:text-box>
            <text:p>Mounted Devices</text:p>
          </draw:text-box>
        </draw:frame>
        <draw:frame draw:style-name="gr1" draw:text-style-name="P1" draw:layer="layout" svg:width="2.259cm" svg:height="2.259cm" svg:x="24.783cm" svg:y="2.205cm">
          <draw:image xlink:href="Pictures/1000175B00001F1C00001F1C2A835536451201D1.svg" xlink:type="simple" xlink:show="embed" xlink:actuate="onLoad">
            <text:p/>
          </draw:image>
          <draw:image xlink:href="Pictures/100002010000012D0000012DBB9E7547CA42ADF4.png" xlink:type="simple" xlink:show="embed" xlink:actuate="onLoad"/>
        </draw:frame>
        <draw:frame draw:style-name="gr2" draw:text-style-name="P2" draw:layer="layout" svg:width="4.981cm" svg:height="0.962cm" svg:x="23.484cm" svg:y="4.664cm">
          <draw:text-box>
            <text:p>S3 Object Store</text:p>
          </draw:text-box>
        </draw:frame>
        <draw:custom-shape draw:style-name="gr4" draw:text-style-name="P3" draw:layer="layout" svg:width="4.064cm" svg:height="2.835cm" svg:x="23.84cm" svg:y="1.9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334cm" svg:height="16.002cm" svg:x="23.241cm" svg:y="1.5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2cm" svg:height="0.962cm" svg:x="24.512cm" svg:y="17.537cm">
          <draw:text-box>
            <text:p>Storage</text:p>
          </draw:text-box>
        </draw:frame>
        <draw:custom-shape draw:style-name="gr17" draw:text-style-name="P6" draw:layer="layout" svg:width="12.031cm" svg:height="1.449cm" svg:x="10.841cm" svg:y="14.971cm">
          <text:p/>
          <draw:enhanced-geometry svg:viewBox="0 0 21600 21600" draw:text-areas="?f7 ?f0 21600 ?f2" draw:mirror-vertical="true" draw:mirror-horizontal="true" draw:type="left-arrow" draw:modifiers="2344.54787234043 5965.0668764752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143cm" svg:height="0.962cm" svg:x="13.663cm" svg:y="14.445cm">
          <draw:text-box>
            <text:p>Archive WAL</text:p>
          </draw:text-box>
        </draw:frame>
        <draw:custom-shape draw:style-name="gr14" draw:text-style-name="P7" draw:layer="layout" svg:width="5.334cm" svg:height="1.27cm" svg:x="9.263cm" svg:y="11.135cm">
          <text:p/>
          <draw:enhanced-geometry svg:viewBox="0 0 21600 21600" draw:text-areas="?f7 ?f0 21600 ?f2" draw:mirror-horizont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3.779cm" svg:height="0.962cm" svg:x="10.649cm" svg:y="10.627cm">
          <draw:text-box>
            <text:p>Restore DB</text:p>
          </draw:text-box>
        </draw:frame>
        <draw:frame draw:style-name="gr2" draw:text-style-name="P2" draw:layer="layout" svg:width="4.249cm" svg:height="0.962cm" svg:x="13.731cm" svg:y="16.242cm">
          <draw:text-box>
            <text:p>Restore WAL</text:p>
          </draw:text-box>
        </draw:frame>
        <draw:custom-shape draw:style-name="gr18" draw:text-style-name="P8" draw:layer="layout" svg:width="12.031cm" svg:height="1.449cm" svg:x="8.941cm" svg:y="16.771cm">
          <text:p/>
          <draw:enhanced-geometry svg:viewBox="0 0 21600 21600" draw:text-areas="?f7 ?f0 21600 ?f2" draw:mirror-vertical="true" draw:mirror-horizontal="false" draw:type="left-arrow" draw:modifiers="2344.54787234043 5965.0668764752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249cm" svg:height="0.962cm" svg:x="13.831cm" svg:y="3.243cm">
          <draw:text-box>
            <text:p>Restore WAL</text:p>
          </draw:text-box>
        </draw:frame>
        <draw:custom-shape draw:style-name="gr19" draw:text-style-name="P8" draw:layer="layout" svg:width="11.749cm" svg:height="1.449cm" svg:x="9.841cm" svg:y="3.772cm">
          <text:p/>
          <draw:enhanced-geometry svg:viewBox="0 0 21600 21600" draw:text-areas="?f7 ?f0 21600 ?f2" draw:mirror-vertical="true" draw:mirror-horizontal="false" draw:type="left-arrow" draw:modifiers="2344.54787234043 5965.0668764752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6" draw:layer="layout" svg:width="11.773cm" svg:height="1.449cm" svg:x="11.358cm" svg:y="2.084cm">
          <text:p/>
          <draw:enhanced-geometry svg:viewBox="0 0 21600 21600" draw:text-areas="?f7 ?f0 21600 ?f2" draw:mirror-vertical="true" draw:mirror-horizontal="true" draw:type="left-arrow" draw:modifiers="2344.54787234043 5965.0668764752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143cm" svg:height="0.962cm" svg:x="13.722cm" svg:y="1.558cm">
          <draw:text-box>
            <text:p>Archive W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3:01:28.748062975</meta:creation-date>
    <dc:date>2017-01-06T14:40:31.839793584</dc:date>
    <meta:editing-duration>PT16M35S</meta:editing-duration>
    <meta:editing-cycles>4</meta:editing-cycles>
    <meta:generator>LibreOffice/5.2.4.2.1$Linux_X86_64 LibreOffice_project/20m0$Build-2</meta:generator>
    <meta:document-statistic meta:object-count="105"/>
  </office:meta>
</office:document-meta>
</file>